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3cm" fo:margin-left="0cm" fo:margin-right="-0.012cm" table:align="margins"/>
    </style:style>
    <style:style style:name="Tabela1.A" style:family="table-column">
      <style:table-column-properties style:column-width="1.429cm" style:rel-column-width="5503*"/>
    </style:style>
    <style:style style:name="Tabela1.B" style:family="table-column">
      <style:table-column-properties style:column-width="15.584cm" style:rel-column-width="60032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7.013cm" fo:margin-left="0cm" fo:margin-right="-0.012cm" table:align="margins"/>
    </style:style>
    <style:style style:name="Tabela2.A" style:family="table-column">
      <style:table-column-properties style:column-width="1.429cm" style:rel-column-width="5503*"/>
    </style:style>
    <style:style style:name="Tabela2.B" style:family="table-column">
      <style:table-column-properties style:column-width="15.584cm" style:rel-column-width="60032*"/>
    </style:style>
    <style:style style:name="Tabela2.A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9pt" style:font-name-asian="Consolas" style:font-size-asian="9pt" style:font-name-complex="Consolas" style:font-size-complex="9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9pt" style:font-name-asian="Consolas" style:font-size-asian="9pt" style:font-name-complex="Consolas" style:font-size-complex="9pt"/>
    </style:style>
    <style:style style:name="P3" style:family="paragraph" style:parent-style-name="Standard">
      <style:paragraph-properties fo:margin-left="0.079cm" fo:margin-right="0.318cm" fo:text-align="end" style:justify-single-word="false" fo:text-indent="0cm" style:auto-text-indent="false"/>
      <style:text-properties style:font-name="Consolas1" fo:font-size="9pt" style:font-size-asian="9pt" style:font-size-complex="9pt"/>
    </style:style>
    <style:style style:name="P4" style:family="paragraph" style:parent-style-name="Standard">
      <style:paragraph-properties fo:break-before="page"/>
    </style:style>
    <style:style style:name="P5" style:family="paragraph" style:parent-style-name="Table_20_Contents">
      <style:paragraph-properties fo:margin-left="-0.026cm" fo:margin-right="0.291cm" fo:text-align="end" style:justify-single-word="false" fo:text-indent="0cm" style:auto-text-indent="false" text:number-lines="false" text:line-number="0"/>
      <style:text-properties style:font-name="Consolas1" fo:font-size="9pt" fo:font-weight="bold" style:font-size-asian="9pt" style:font-weight-asian="bold" style:font-size-complex="9pt" style:font-weight-complex="bold"/>
    </style:style>
    <style:style style:name="P6" style:family="paragraph" style:parent-style-name="Table_20_Contents">
      <style:text-properties style:font-name="Consolas1" fo:font-size="9pt" fo:font-weight="bold" style:font-size-asian="9pt" style:font-weight-asian="bold" style:font-size-complex="9pt" style:font-weight-complex="bold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6a3e3e"/>
    </style:style>
    <style:style style:name="T4" style:family="text">
      <style:text-properties fo:color="#2a00ff"/>
    </style:style>
    <style:style style:name="T5" style:family="text">
      <style:text-properties fo:color="#0000c0"/>
    </style:style>
    <style:style style:name="T6" style:family="text">
      <style:text-properties fo:color="#0000c0" fo:font-style="italic" fo:font-weight="bold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">Linha</text:p>
          </table:table-cell>
          <table:table-cell table:style-name="Tabela1.A1" office:value-type="string">
            <text:p text:style-name="P6">Código</text:p>
          </table:table-cell>
        </table:table-row>
        <table:table-row>
          <table:table-cell table:style-name="Tabela1.A1" office:value-type="string">
            <text:p text:style-name="P3">1</text:p>
            <text:p text:style-name="P3">2</text:p>
            <text:p text:style-name="P3">3</text:p>
            <text:p text:style-name="P3">4</text:p>
            <text:p text:style-name="P3">5</text:p>
            <text:p text:style-name="P3">6</text:p>
            <text:p text:style-name="P3">7</text:p>
            <text:p text:style-name="P3">8</text:p>
            <text:p text:style-name="P3">9</text:p>
            <text:p text:style-name="P3">10</text:p>
            <text:p text:style-name="P3">11</text:p>
            <text:p text:style-name="P3">12</text:p>
            <text:p text:style-name="P3">13</text:p>
            <text:p text:style-name="P3">14</text:p>
            <text:p text:style-name="P3">15</text:p>
            <text:p text:style-name="P3">16</text:p>
            <text:p text:style-name="P3">17</text:p>
            <text:p text:style-name="P3">18</text:p>
            <text:p text:style-name="P3">19</text:p>
            <text:p text:style-name="P3">20</text:p>
            <text:p text:style-name="P3">21</text:p>
            <text:p text:style-name="P3">22</text:p>
            <text:p text:style-name="P3">23</text:p>
            <text:p text:style-name="P3">24</text:p>
            <text:p text:style-name="P3">25</text:p>
            <text:p text:style-name="P3">26</text:p>
            <text:p text:style-name="P3">27</text:p>
            <text:p text:style-name="P3">28</text:p>
            <text:p text:style-name="P3">29</text:p>
            <text:p text:style-name="P3">30</text:p>
            <text:p text:style-name="P3">31</text:p>
            <text:p text:style-name="P3">32</text:p>
            <text:p text:style-name="P3">33</text:p>
            <text:p text:style-name="P3">34</text:p>
            <text:p text:style-name="P3">35</text:p>
            <text:p text:style-name="P3">36</text:p>
            <text:p text:style-name="P3">37</text:p>
            <text:p text:style-name="P3">38</text:p>
            <text:p text:style-name="P3">39</text:p>
            <text:p text:style-name="P3">40</text:p>
            <text:p text:style-name="P3">41</text:p>
            <text:p text:style-name="P3">42</text:p>
            <text:p text:style-name="P3">43</text:p>
            <text:p text:style-name="P3">44</text:p>
            <text:p text:style-name="P3">45</text:p>
            <text:p text:style-name="P3">46</text:p>
            <text:p text:style-name="P3">47</text:p>
            <text:p text:style-name="P3">48</text:p>
            <text:p text:style-name="P3">49</text:p>
            <text:p text:style-name="P3">50</text:p>
            <text:p text:style-name="P3">51</text:p>
            <text:p text:style-name="P3">52</text:p>
            <text:p text:style-name="P3">53</text:p>
            <text:p text:style-name="P3">54</text:p>
            <text:p text:style-name="P3">55</text:p>
            <text:p text:style-name="P3">56</text:p>
            <text:p text:style-name="P3">57</text:p>
            <text:p text:style-name="P3">58</text:p>
            <text:p text:style-name="P3">59</text:p>
            <text:p text:style-name="P3">60</text:p>
          </table:table-cell>
          <table:table-cell table:style-name="Tabela1.A1" office:value-type="string">
            <text:p text:style-name="P1"><text:span text:style-name="T1">public</text:span> <text:span text:style-name="T1">class</text:span> ClientedeTeste {</text:p>
            <text:p text:style-name="P2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 </text:span><text:span text:style-name="T3">args</text:span><text:span text:style-name="T2">[]) {</text:span></text:p>
            <text:p text:style-name="P2"><text:span text:style-name="T2"><text:tab/><text:tab/>EmpregadoImpl </text:span><text:span text:style-name="T3">empregado</text:span><text:span text:style-name="T2"> = </text:span><text:span text:style-name="T1">new</text:span><text:span text:style-name="T2"> EmpregadoImpl();</text:span></text:p>
            <text:p text:style-name="P2"><text:span text:style-name="T2"><text:tab/><text:tab/></text:span><text:span text:style-name="T3">empregado</text:span><text:span text:style-name="T2">.setNomeCompleto(</text:span><text:span text:style-name="T4">"Getúlio Vargas"</text:span><text:span text:style-name="T2">);</text:span></text:p>
            <text:p text:style-name="P2"><text:span text:style-name="T2"><text:tab/><text:tab/>Funcionario </text:span><text:span text:style-name="T3">funcionario</text:span><text:span text:style-name="T2"> = </text:span><text:span text:style-name="T1">new</text:span><text:span text:style-name="T2"> FuncionarioImpl2(</text:span><text:span text:style-name="T3">empregado</text:span><text:span text:style-name="T2">);</text:span></text:p>
            <text:p text:style-name="P2"><text:span text:style-name="T2"><text:tab/><text:tab/>System.</text:span><text:span text:style-name="T6">out</text:span><text:span text:style-name="T2">.println(</text:span><text:span text:style-name="T4">"Nome completo: "</text:span><text:span text:style-name="T2"> + </text:span><text:span text:style-name="T3">empregado</text:span><text:span text:style-name="T2">.getNomeCompleto());</text:span></text:p>
            <text:p text:style-name="P2"><text:span text:style-name="T2"><text:tab/><text:tab/>System.</text:span><text:span text:style-name="T6">out</text:span><text:span text:style-name="T2">.println(</text:span><text:span text:style-name="T4">""</text:span><text:span text:style-name="T2">);</text:span></text:p>
            <text:p text:style-name="P2"><text:span text:style-name="T2"><text:tab/><text:tab/>System.</text:span><text:span text:style-name="T6">out</text:span><text:span text:style-name="T2">.println(</text:span><text:span text:style-name="T4">"Primeiro nome: "</text:span><text:span text:style-name="T2"> + </text:span><text:span text:style-name="T3">funcionario</text:span><text:span text:style-name="T2">.getPrimeiroNome());</text:span></text:p>
            <text:p text:style-name="P2"><text:span text:style-name="T2"><text:tab/><text:tab/>System.</text:span><text:span text:style-name="T6">out</text:span><text:span text:style-name="T2">.println(</text:span><text:span text:style-name="T4">"Sobrenome ...: "</text:span><text:span text:style-name="T2"> + </text:span><text:span text:style-name="T3">funcionario</text:span><text:span text:style-name="T2">.getSobrenome());</text:span></text:p>
            <text:p text:style-name="P1"><text:tab/>}</text:p>
            <text:p text:style-name="P1">}</text:p>
            <text:p text:style-name="P1"/>
            <text:p text:style-name="P1"><text:span text:style-name="T1">public</text:span> <text:span text:style-name="T1">interface</text:span> Empregado {</text:p>
            <text:p text:style-name="P2"><text:span text:style-name="T2"><text:tab/></text:span><text:span text:style-name="T1">public</text:span><text:span text:style-name="T2"> </text:span><text:span text:style-name="T1">void</text:span><text:span text:style-name="T2"> setNomeCompleto(String </text:span><text:span text:style-name="T3">n</text:span><text:span text:style-name="T2">);</text:span></text:p>
            <text:p text:style-name="P2"><text:span text:style-name="T2"><text:tab/></text:span><text:span text:style-name="T1">public</text:span><text:span text:style-name="T2"> String getNomeCompleto();</text:span></text:p>
            <text:p text:style-name="P1">}</text:p>
            <text:p text:style-name="P1"/>
            <text:p text:style-name="P1"><text:span text:style-name="T1">public</text:span> <text:span text:style-name="T1">class</text:span> EmpregadoImpl <text:span text:style-name="T1">implements</text:span> Empregado {</text:p>
            <text:p text:style-name="P2"><text:span text:style-name="T2"><text:tab/></text:span><text:span text:style-name="T1">private</text:span><text:span text:style-name="T2"> String </text:span><text:span text:style-name="T5">nomeCompleto</text:span><text:span text:style-name="T2">;</text:span></text:p>
            <text:p text:style-name="P2"/>
            <text:p text:style-name="P2"><text:span text:style-name="T2"><text:tab/></text:span><text:span text:style-name="T1">public</text:span><text:span text:style-name="T2"> </text:span><text:span text:style-name="T1">void</text:span><text:span text:style-name="T2"> setNomeCompleto(String </text:span><text:span text:style-name="T3">n</text:span><text:span text:style-name="T2">) {</text:span></text:p>
            <text:p text:style-name="P2"><text:span text:style-name="T2"><text:tab/><text:tab/></text:span><text:span text:style-name="T5">nomeCompleto</text:span><text:span text:style-name="T2"> = </text:span><text:span text:style-name="T3">n</text:span><text:span text:style-name="T2">;</text:span></text:p>
            <text:p text:style-name="P1"><text:tab/>}</text:p>
            <text:p text:style-name="P2"/>
            <text:p text:style-name="P2"><text:span text:style-name="T2"><text:tab/></text:span><text:span text:style-name="T1">public</text:span><text:span text:style-name="T2"> String getNomeCompleto() {</text:span></text:p>
            <text:p text:style-name="P2"><text:span text:style-name="T2"><text:tab/><text:tab/></text:span><text:span text:style-name="T1">return</text:span><text:span text:style-name="T2"> </text:span><text:span text:style-name="T5">nomeCompleto</text:span><text:span text:style-name="T2">;</text:span></text:p>
            <text:p text:style-name="P1"><text:tab/>}</text:p>
            <text:p text:style-name="P1">}</text:p>
            <text:p text:style-name="P1"/>
            <text:p text:style-name="P1"><text:span text:style-name="T1">public</text:span> <text:span text:style-name="T1">interface</text:span> Funcionario {</text:p>
            <text:p text:style-name="P2"><text:span text:style-name="T2"><text:tab/></text:span><text:span text:style-name="T1">public</text:span><text:span text:style-name="T2"> </text:span><text:span text:style-name="T1">void</text:span><text:span text:style-name="T2"> setPrimeiroNome(String </text:span><text:span text:style-name="T3">p</text:span><text:span text:style-name="T2">);</text:span></text:p>
            <text:p text:style-name="P2"><text:span text:style-name="T2"><text:tab/></text:span><text:span text:style-name="T1">public</text:span><text:span text:style-name="T2"> </text:span><text:span text:style-name="T1">void</text:span><text:span text:style-name="T2"> setSobrenome(String </text:span><text:span text:style-name="T3">s</text:span><text:span text:style-name="T2">);</text:span></text:p>
            <text:p text:style-name="P2"><text:span text:style-name="T2"><text:tab/></text:span><text:span text:style-name="T1">public</text:span><text:span text:style-name="T2"> String getPrimeiroNome();</text:span></text:p>
            <text:p text:style-name="P2"><text:span text:style-name="T2"><text:tab/></text:span><text:span text:style-name="T1">public</text:span><text:span text:style-name="T2"> String getSobrenome();</text:span></text:p>
            <text:p text:style-name="P1">}</text:p>
            <text:p text:style-name="P1"/>
            <text:p text:style-name="P1"><text:span text:style-name="T1">public</text:span> <text:span text:style-name="T1">class</text:span> FuncionarioImpl <text:span text:style-name="T1">implements</text:span> Funcionario {</text:p>
            <text:p text:style-name="P2"><text:span text:style-name="T2"><text:tab/></text:span><text:span text:style-name="T1">private</text:span><text:span text:style-name="T2"> String </text:span><text:span text:style-name="T5">primeiroNome</text:span><text:span text:style-name="T2">;</text:span></text:p>
            <text:p text:style-name="P2"><text:span text:style-name="T2"><text:tab/></text:span><text:span text:style-name="T1">private</text:span><text:span text:style-name="T2"> String </text:span><text:span text:style-name="T5">sobreNome</text:span><text:span text:style-name="T2">;</text:span></text:p>
            <text:p text:style-name="P2"/>
            <text:p text:style-name="P2"><text:span text:style-name="T2"><text:tab/></text:span><text:span text:style-name="T1">public</text:span><text:span text:style-name="T2"> </text:span><text:span text:style-name="T1">void</text:span><text:span text:style-name="T2"> setPrimeiroNome(String </text:span><text:span text:style-name="T3">p</text:span><text:span text:style-name="T2">) {</text:span></text:p>
            <text:p text:style-name="P2"><text:span text:style-name="T2"><text:tab/><text:tab/></text:span><text:span text:style-name="T1">this</text:span><text:span text:style-name="T2">.</text:span><text:span text:style-name="T5">primeiroNome</text:span><text:span text:style-name="T2"> = </text:span><text:span text:style-name="T3">p</text:span><text:span text:style-name="T2">;</text:span></text:p>
            <text:p text:style-name="P1"><text:tab/>}</text:p>
            <text:p text:style-name="P2"/>
            <text:p text:style-name="P2"><text:span text:style-name="T2"><text:tab/></text:span><text:span text:style-name="T1">public</text:span><text:span text:style-name="T2"> </text:span><text:span text:style-name="T1">void</text:span><text:span text:style-name="T2"> setSobrenome(String </text:span><text:span text:style-name="T3">s</text:span><text:span text:style-name="T2">) {</text:span></text:p>
            <text:p text:style-name="P2"><text:span text:style-name="T2"><text:tab/><text:tab/></text:span><text:span text:style-name="T1">this</text:span><text:span text:style-name="T2">.</text:span><text:span text:style-name="T5">sobreNome</text:span><text:span text:style-name="T2"> = </text:span><text:span text:style-name="T3">s</text:span><text:span text:style-name="T2">;</text:span></text:p>
            <text:p text:style-name="P1"><text:tab/>}</text:p>
            <text:p text:style-name="P2"/>
            <text:p text:style-name="P2"><text:span text:style-name="T2"><text:tab/></text:span><text:span text:style-name="T1">public</text:span><text:span text:style-name="T2"> String getPrimeiroNome() {</text:span></text:p>
            <text:p text:style-name="P2"><text:span text:style-name="T2"><text:tab/><text:tab/></text:span><text:span text:style-name="T1">return</text:span><text:span text:style-name="T2"> </text:span><text:span text:style-name="T5">primeiroNome</text:span><text:span text:style-name="T2">;</text:span></text:p>
            <text:p text:style-name="P1"><text:tab/>}</text:p>
            <text:p text:style-name="P2"/>
            <text:p text:style-name="P2"><text:span text:style-name="T2"><text:tab/></text:span><text:span text:style-name="T1">public</text:span><text:span text:style-name="T2"> String getSobrenome() {</text:span></text:p>
            <text:p text:style-name="P2"><text:span text:style-name="T2"><text:tab/><text:tab/></text:span><text:span text:style-name="T1">return</text:span><text:span text:style-name="T2"> </text:span><text:span text:style-name="T5">sobreNome</text:span><text:span text:style-name="T2">;</text:span></text:p>
            <text:p text:style-name="P1"><text:tab/>}</text:p>
            <text:p text:style-name="P2"/>
            <text:p text:style-name="P1">}</text:p>
            <text:p text:style-name="P1"/>
            <text:p text:style-name="P1"/>
            <text:p text:style-name="P1"/>
          </table:table-cell>
        </table:table-row>
      </table:table>
      <text:p text:style-name="Standard"/>
      <text:p text:style-name="Standard"/>
      <text:p text:style-name="P4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">Linha</text:p>
          </table:table-cell>
          <table:table-cell table:style-name="Tabela2.A1" office:value-type="string">
            <text:p text:style-name="P6">Código</text:p>
          </table:table-cell>
        </table:table-row>
        <table:table-row>
          <table:table-cell table:style-name="Tabela2.A1" office:value-type="string">
            <text:p text:style-name="P3">61</text:p>
            <text:p text:style-name="P3">62</text:p>
            <text:p text:style-name="P3">63</text:p>
            <text:p text:style-name="P3">64</text:p>
            <text:p text:style-name="P3">65</text:p>
            <text:p text:style-name="P3">66</text:p>
            <text:p text:style-name="P3">67</text:p>
            <text:p text:style-name="P3">68</text:p>
            <text:p text:style-name="P3">69</text:p>
            <text:p text:style-name="P3">70</text:p>
            <text:p text:style-name="P3">71</text:p>
            <text:p text:style-name="P3">72</text:p>
            <text:p text:style-name="P3">73</text:p>
            <text:p text:style-name="P3">74</text:p>
            <text:p text:style-name="P3">75</text:p>
            <text:p text:style-name="P3">76</text:p>
            <text:p text:style-name="P3">77</text:p>
            <text:p text:style-name="P3">78</text:p>
            <text:p text:style-name="P3">79</text:p>
            <text:p text:style-name="P3">80</text:p>
            <text:p text:style-name="P3">81</text:p>
            <text:p text:style-name="P3">82</text:p>
            <text:p text:style-name="P3">83</text:p>
            <text:p text:style-name="P3">84</text:p>
            <text:p text:style-name="P3">85</text:p>
            <text:p text:style-name="P3">86</text:p>
            <text:p text:style-name="P3">87</text:p>
            <text:p text:style-name="P3">88</text:p>
            <text:p text:style-name="P3">89</text:p>
            <text:p text:style-name="P3">90</text:p>
          </table:table-cell>
          <table:table-cell table:style-name="Tabela2.A1" office:value-type="string">
            <text:p text:style-name="P1"><text:span text:style-name="T1">public</text:span> <text:span text:style-name="T1">class</text:span> FuncionarioImpl2 <text:span text:style-name="T1">implements</text:span> Funcionario {</text:p>
            <text:p text:style-name="P2"><text:span text:style-name="T2"><text:tab/>EmpregadoImpl </text:span><text:span text:style-name="T5">empregado</text:span><text:span text:style-name="T2">;</text:span></text:p>
            <text:p text:style-name="P2"><text:span text:style-name="T2"><text:tab/>String </text:span><text:span text:style-name="T5">primeiroNome</text:span><text:span text:style-name="T2">;</text:span></text:p>
            <text:p text:style-name="P2"><text:span text:style-name="T2"><text:tab/>String </text:span><text:span text:style-name="T5">sobrenome</text:span><text:span text:style-name="T2">;</text:span></text:p>
            <text:p text:style-name="P2"/>
            <text:p text:style-name="P2"><text:span text:style-name="T2"><text:tab/></text:span><text:span text:style-name="T1">public</text:span><text:span text:style-name="T2"> FuncionarioImpl2(EmpregadoImpl </text:span><text:span text:style-name="T3">a</text:span><text:span text:style-name="T2">) {</text:span></text:p>
            <text:p text:style-name="P2"><text:span text:style-name="T2"><text:tab/><text:tab/></text:span><text:span text:style-name="T5">empregado</text:span><text:span text:style-name="T2"> = </text:span><text:span text:style-name="T3">a</text:span><text:span text:style-name="T2">;</text:span></text:p>
            <text:p text:style-name="P2"><text:span text:style-name="T2"><text:tab/><text:tab/></text:span><text:span text:style-name="T5">primeiroNome</text:span><text:span text:style-name="T2"> = </text:span><text:span text:style-name="T5">empregado</text:span><text:span text:style-name="T2">.getNomeCompleto().split(</text:span><text:span text:style-name="T4">" "</text:span><text:span text:style-name="T2">)[0];</text:span></text:p>
            <text:p text:style-name="P2"><text:span text:style-name="T2"><text:tab/><text:tab/></text:span><text:span text:style-name="T5">sobrenome</text:span><text:span text:style-name="T2"> = </text:span><text:span text:style-name="T5">empregado</text:span><text:span text:style-name="T2">.getNomeCompleto().split(</text:span><text:span text:style-name="T4">" "</text:span><text:span text:style-name="T2">)[1];</text:span></text:p>
            <text:p text:style-name="P1"><text:tab/>}</text:p>
            <text:p text:style-name="P2"/>
            <text:p text:style-name="P2"><text:span text:style-name="T2"><text:tab/></text:span><text:span text:style-name="T1">public</text:span><text:span text:style-name="T2"> String getPrimeiroNome() {</text:span></text:p>
            <text:p text:style-name="P2"><text:span text:style-name="T2"><text:tab/><text:tab/></text:span><text:span text:style-name="T1">return</text:span><text:span text:style-name="T2"> </text:span><text:span text:style-name="T5">primeiroNome</text:span><text:span text:style-name="T2">;</text:span></text:p>
            <text:p text:style-name="P1"><text:tab/>}</text:p>
            <text:p text:style-name="P2"/>
            <text:p text:style-name="P2"><text:span text:style-name="T2"><text:tab/></text:span><text:span text:style-name="T1">public</text:span><text:span text:style-name="T2"> String getSobrenome() {</text:span></text:p>
            <text:p text:style-name="P2"><text:span text:style-name="T2"><text:tab/><text:tab/></text:span><text:span text:style-name="T1">return</text:span><text:span text:style-name="T2"> </text:span><text:span text:style-name="T5">sobrenome</text:span><text:span text:style-name="T2">;</text:span></text:p>
            <text:p text:style-name="P1"><text:tab/>}</text:p>
            <text:p text:style-name="P2"/>
            <text:p text:style-name="P2"><text:span text:style-name="T2"><text:tab/></text:span><text:span text:style-name="T1">public</text:span><text:span text:style-name="T2"> </text:span><text:span text:style-name="T1">void</text:span><text:span text:style-name="T2"> setPrimeiroNome(String </text:span><text:span text:style-name="T3">p</text:span><text:span text:style-name="T2">) {</text:span></text:p>
            <text:p text:style-name="P2"><text:span text:style-name="T2"><text:tab/><text:tab/></text:span><text:span text:style-name="T5">primeiroNome</text:span><text:span text:style-name="T2"> = </text:span><text:span text:style-name="T3">p</text:span><text:span text:style-name="T2">;</text:span></text:p>
            <text:p text:style-name="P2"/>
            <text:p text:style-name="P1"><text:tab/>}</text:p>
            <text:p text:style-name="P2"/>
            <text:p text:style-name="P2"><text:span text:style-name="T2"><text:tab/></text:span><text:span text:style-name="T1">public</text:span><text:span text:style-name="T2"> </text:span><text:span text:style-name="T1">void</text:span><text:span text:style-name="T2"> setSobrenome(String </text:span><text:span text:style-name="T3">s</text:span><text:span text:style-name="T2">) {</text:span></text:p>
            <text:p text:style-name="P2"><text:span text:style-name="T2"><text:tab/><text:tab/></text:span><text:span text:style-name="T5">sobrenome</text:span><text:span text:style-name="T2"> = </text:span><text:span text:style-name="T3">s</text:span><text:span text:style-name="T2">;</text:span></text:p>
            <text:p text:style-name="P2"/>
            <text:p text:style-name="P1"><text:tab/>}</text:p>
            <text:p text:style-name="P1">}</text:p>
            <text:p text:style-name="P1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cisco Carlos da Rocha Gomes Francisco</meta:initial-creator>
    <meta:creation-date>2017-03-30T10:50:19.95</meta:creation-date>
    <dc:date>2017-04-11T16:35:13.70</dc:date>
    <meta:editing-duration>PT32M15S</meta:editing-duration>
    <meta:editing-cycles>19</meta:editing-cycles>
    <meta:generator>OpenOffice/4.1.3$Win32 OpenOffice.org_project/413m1$Build-9783</meta:generator>
    <dc:creator>Francisco Carlos da Rocha Gomes Francisco</dc:creator>
    <meta:document-statistic meta:table-count="2" meta:image-count="0" meta:object-count="0" meta:page-count="2" meta:paragraph-count="162" meta:word-count="297" meta:character-count="1990"/>
  </office:meta>
</office:document-meta>
</file>